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2ea" officeooo:paragraph-rsid="000522ea"/>
    </style:style>
    <style:style style:name="P2" style:family="paragraph" style:parent-style-name="Standard">
      <style:text-properties officeooo:rsid="000522ea" officeooo:paragraph-rsid="000546eb"/>
    </style:style>
    <style:style style:name="P3" style:family="paragraph" style:parent-style-name="Standard">
      <style:text-properties fo:font-weight="bold" officeooo:rsid="000522ea" officeooo:paragraph-rsid="000522ea" style:font-weight-asian="bold" style:font-weight-complex="bold"/>
    </style:style>
    <style:style style:name="P4" style:family="paragraph" style:parent-style-name="Standard">
      <style:text-properties fo:font-weight="bold" officeooo:rsid="000546eb" officeooo:paragraph-rsid="000546eb" style:font-weight-asian="bold" style:font-weight-complex="bold"/>
    </style:style>
    <style:style style:name="P5" style:family="paragraph" style:parent-style-name="Standard">
      <style:text-properties officeooo:rsid="000546eb" officeooo:paragraph-rsid="000546eb"/>
    </style:style>
    <style:style style:name="T1" style:family="text">
      <style:text-properties officeooo:rsid="000546eb"/>
    </style:style>
    <style:style style:name="T2" style:family="text">
      <style:text-properties fo:font-weight="bold" officeooo:rsid="000522e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dor de Relatório e Voto</text:p>
      <text:p text:style-name="P1"/>
      <text:p text:style-name="P1">- Qual é a espécie? ( 18 21 25 31 32 41 42 46 80 87 88 CTC Seg Defeso )</text:p>
      <text:p text:style-name="P1"/>
      <text:p text:style-name="P3">31</text:p>
      <text:p text:style-name="P1">- Motivo do indeferimento <text:span text:style-name="T1">(INSS)</text:span></text:p>
      <text:p text:style-name="P1">Parecer contrário da perícia médica</text:p>
      <text:p text:style-name="P1">Cessação por limite médico</text:p>
      <text:p text:style-name="P1">Perda da qualidade de segurado</text:p>
      <text:p text:style-name="P1">Falta de carência</text:p>
      <text:p text:style-name="P1">DIB maior que a DCB</text:p>
      <text:p text:style-name="P1">DII maior que a DCB</text:p>
      <text:p text:style-name="P1"/>
      <text:p text:style-name="P2">21</text:p>
      <text:p text:style-name="P2">- Motivo do indeferimento <text:span text:style-name="T1">(INSS)</text:span></text:p>
      <text:p text:style-name="P1">Perda da qualidade de segurado</text:p>
      <text:p text:style-name="P1">Não comprova ser dependente</text:p>
      <text:p text:style-name="P1"/>
      <text:p text:style-name="P5">41</text:p>
      <text:p text:style-name="P2">- Motivo do indeferimento <text:span text:style-name="T1">(INSS)</text:span></text:p>
      <text:p text:style-name="P5">Falta de carência</text:p>
      <text:p text:style-name="P5"/>
      <text:p text:style-name="P5">42</text:p>
      <text:p text:style-name="P2">- Motivo do indeferimento <text:span text:style-name="T1">(INSS)</text:span></text:p>
      <text:p text:style-name="P5">Falta de tempo de contribuição</text:p>
      <text:p text:style-name="P5"/>
      <text:p text:style-name="P5">46</text:p>
      <text:p text:style-name="P2">- Motivo do indeferimento <text:span text:style-name="T1">(INSS)</text:span></text:p>
      <text:p text:style-name="P5">Falta de tempo de contribuição</text:p>
      <text:p text:style-name="P5"/>
      <text:p text:style-name="P5">80</text:p>
      <text:p text:style-name="P2">- Motivo do indeferimento <text:span text:style-name="T1">(INSS)</text:span></text:p>
      <text:p text:style-name="P5">Falta de carência</text:p>
      <text:p text:style-name="P5">Retorno ao trabalho</text:p>
      <text:p text:style-name="P5"/>
      <text:p text:style-name="P5">CTC</text:p>
      <text:p text:style-name="P2">- Motivo do indeferimento <text:span text:style-name="T1">(INSS)</text:span></text:p>
      <text:p text:style-name="P5">Não reconhecimento de tempo de contribuição</text:p>
      <text:p text:style-name="P1"/>
      <text:p text:style-name="P5">87</text:p>
      <text:p text:style-name="P2">- Motivo do indeferimento <text:span text:style-name="T1">(INSS)</text:span></text:p>
      <text:p text:style-name="P5">Não comprova a condição de deficiente</text:p>
      <text:p text:style-name="P5">Renda per capita superior</text:p>
      <text:p text:style-name="P5">Cadúnico</text:p>
      <text:p text:style-name="P5"/>
      <text:p text:style-name="P5">88</text:p>
      <text:p text:style-name="P2">- Motivo do indeferimento <text:span text:style-name="T1">(INSS)</text:span></text:p>
      <text:p text:style-name="P5">Renda per capita superior</text:p>
      <text:p text:style-name="P5">Cadúnico</text:p>
      <text:p text:style-name="P5"/>
      <text:p text:style-name="P5">91</text:p>
      <text:p text:style-name="P2">- Motivo do indeferimento <text:span text:style-name="T1">(INSS)</text:span></text:p>
      <text:p text:style-name="P5"><text:soft-page-break/>NTEP</text:p>
      <text:p text:style-name="P2">Cessação por limite médico</text:p>
      <text:p text:style-name="P2">Perda da qualidade de segurado</text:p>
      <text:p text:style-name="P2"/>
      <text:p text:style-name="P1"/>
      <text:p text:style-name="P4">31 (Auxílio Incapacidade Temporária)</text:p>
      <text:p text:style-name="P1">- Trata-se de recurso pedindo prorrogação ou concessão?</text:p>
      <text:p text:style-name="P1">Prorrogação:</text:p>
      <text:p text:style-name="P1"/>
      <text:p text:style-name="P1">N:</text:p>
      <text:p text:style-name="P1">O parecer da PMF foi favorável?</text:p>
      <text:p text:style-name="P1">Sim: Qual é a nova DCB?</text:p>
      <text:p text:style-name="P1">Finalizar modelo 3102.</text:p>
      <text:p text:style-name="P1">Não: Finalizar modelo 3101.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1:59:05.354806150</meta:creation-date>
    <dc:date>2022-02-04T12:23:40.106844719</dc:date>
    <meta:editing-duration>PT14M24S</meta:editing-duration>
    <meta:editing-cycles>1</meta:editing-cycles>
    <meta:document-statistic meta:table-count="0" meta:image-count="0" meta:object-count="0" meta:page-count="2" meta:paragraph-count="53" meta:word-count="206" meta:character-count="1173" meta:non-whitespace-character-count="1018"/>
    <meta:generator>LibreOffice/7.0.4.2$Linux_X86_64 LibreOffice_project/00$Build-2</meta:generator>
  </office:meta>
</office:document-meta>
</file>